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6.131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422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wrap-option="wrap" fo:border-left="0.002cm solid #000000" fo:border-right="none" fo:border-top="0.002cm solid #000000" style:vertical-align="top"/>
      <style:text-properties fo:language="en" fo:country="US" fo:font-weight="bold" style:font-weight-asian="bold" style:font-weight-complex="bold" fo:hyphenate="true"/>
    </style:style>
    <style:style style:name="ce2" style:family="table-cell" style:parent-style-name="Default">
      <style:table-cell-properties fo:border-bottom="0.002cm solid #000000" fo:background-color="#ccffff" fo:wrap-option="wrap" fo:border-left="0.002cm solid #000000" fo:border-right="none" fo:border-top="none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botto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fo:wrap-option="wrap" style:vertical-align="botto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order-bottom="0.002cm solid #000000" fo:background-color="#ccffff" fo:wrap-option="wrap" fo:border-left="none" fo:border-right="none" fo:border-top="none" style:vertical-align="to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10" style:family="table-cell" style:parent-style-name="Default" style:data-style-name="N106">
      <style:table-cell-properties fo:wrap-option="wrap" style:vertical-align="top"/>
      <style:text-properties fo:hyphenate="true"/>
    </style:style>
    <style:style style:name="ce11" style:family="table-cell" style:parent-style-name="Default">
      <style:table-cell-properties fo:border-bottom="none" fo:background-color="#ccffff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order-bottom="none" fo:background-color="#ccffff" style:text-align-source="fix" style:repeat-content="false" fo:wrap-option="wrap" fo:border-left="none" fo:border-right="0.002cm solid #000000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order-bottom="none" fo:background-color="#ccffff" fo:wrap-option="wrap" fo:border-left="none" fo:border-right="none" fo:border-top="0.002cm solid #000000" style:vertical-align="top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order-bottom="none" fo:background-color="#ccffff" fo:wrap-option="wrap" fo:border-left="none" fo:border-right="0.002cm solid #000000" fo:border-top="0.002cm solid #00000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0.002cm solid #000000" fo:background-color="#ccffff" fo:wrap-option="wrap" fo:border-left="none" fo:border-right="0.002cm solid #000000" fo:border-top="none" style:vertical-align="top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5"/>
        <table:table-column table:style-name="co12" table:default-cell-style-name="Default"/>
        <table:table-row table:style-name="ro1">
          <table:table-cell table:style-name="ce1" office:value-type="string" table:number-columns-spanned="2" table:number-rows-spanned="1">
            <text:p>Task</text:p>
          </table:table-cell>
          <table:covered-table-cell table:style-name="ce1"/>
          <table:table-cell table:style-name="ce11" office:value-type="string">
            <text:p>Step</text:p>
          </table:table-cell>
          <table:table-cell table:style-name="ce12" office:value-type="string" table:number-columns-spanned="8" table:number-rows-spanned="1">
            <text:p>Action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covered-table-cell/>
          <table:table-cell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Events</text:p>
          </table:table-cell>
          <table:table-cell table:style-name="ce8" office:value-type="string">
            <text:p>Placemaps</text:p>
          </table:table-cell>
          <table:table-cell table:style-name="ce8" office:value-type="string">
            <text:p>Categories</text:p>
          </table:table-cell>
          <table:table-cell table:style-name="ce8" office:value-type="string">
            <text:p>Zones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Orders</text:p>
          </table:table-cell>
          <table:table-cell table:style-name="ce16" office:value-type="string">
            <text:p>Discounts</text:p>
          </table:table-cell>
          <table:table-cell/>
        </table:table-row>
        <table:table-row table:style-name="ro2">
          <table:table-cell table:style-name="ce3" office:value-type="string" table:number-columns-spanned="2" table:number-rows-spanned="1">
            <text:p>Event class:</text:p>
          </table:table-cell>
          <table:covered-table-cell table:style-name="ce9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/>
          <table:table-cell office:value-type="string">
            <text:p>Loads only on record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Load_all_sub</text:p>
          </table:table-cell>
          <table:table-cell/>
          <table:table-cell office:value-type="string">
            <text:p>Load all subevents</text:p>
          </table:table-cell>
          <table:table-cell table:number-columns-repeated="8"/>
        </table:table-row>
        <table:table-row table:style-name="ro3">
          <table:table-cell office:value-type="string">
            <text:p>?</text:p>
          </table:table-cell>
          <table:table-cell office:value-type="string">
            <text:p>Select</text:p>
          </table:table-cell>
          <table:table-cell/>
          <table:table-cell office:value-type="string">
            <text:p>NOT USED</text:p>
            <text:p>Makes a select query to all records. 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New_from_main</text:p>
          </table:table-cell>
          <table:table-cell/>
          <table:table-cell office:value-type="string">
            <text:p>Load new sub from master</text:p>
          </table:table-cell>
          <table:table-cell table:number-columns-repeated="8"/>
        </table:table-row>
        <table:table-row table:style-name="ro4">
          <table:table-cell office:value-type="string">
            <text:p>Pu</text:p>
          </table:table-cell>
          <table:table-cell office:value-type="string">
            <text:p>Save</text:p>
          </table:table-cell>
          <table:table-cell/>
          <table:table-cell office:value-type="string">
            <text:p>&gt; saves event</text:p>
            <text:p>If new and with pm:</text:p>
            <text:p>&gt; copy pm and store its id in the event.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Update_subs</text:p>
          </table:table-cell>
          <table:table-cell table:number-columns-repeated="10"/>
        </table:table-row>
        <table:table-row table:style-name="ro6">
          <table:table-cell office:value-type="string">
            <text:p>Pu</text:p>
          </table:table-cell>
          <table:table-cell office:value-type="string">
            <text:p>Publish </text:p>
          </table:table-cell>
          <table:table-cell/>
          <table:table-cell office:value-type="string">
            <text:p>– Load all Parts and Publish them</text:p>
            <text:p>– Load all cats without seats and publish them</text:p>
            <text:p>&gt; fill the event_stats</text:p>
          </table:table-cell>
          <table:table-cell/>
          <table:table-cell office:value-type="string">
            <text:p>&gt; fill the the cat_stats</text:p>
          </table:table-cell>
          <table:table-cell table:number-columns-repeated="6"/>
        </table:table-row>
        <table:table-row table:style-name="ro1">
          <table:table-cell office:value-type="string">
            <text:p>Pu</text:p>
          </table:table-cell>
          <table:table-cell office:value-type="string">
            <text:p>Stop_Sales</text:p>
          </table:table-cell>
          <table:table-cell/>
          <table:table-cell office:value-type="string">
            <text:p>Change state from Published to Nosail</text:p>
          </table:table-cell>
          <table:table-cell table:number-columns-repeated="8"/>
        </table:table-row>
        <table:table-row table:style-name="ro1">
          <table:table-cell office:value-type="string">
            <text:p>Pu</text:p>
          </table:table-cell>
          <table:table-cell office:value-type="string">
            <text:p>Restart_Sales</text:p>
          </table:table-cell>
          <table:table-cell/>
          <table:table-cell office:value-type="string">
            <text:p>Change state from NoSail to pubished</text:p>
          </table:table-cell>
          <table:table-cell table:number-columns-repeated="8"/>
        </table:table-row>
        <table:table-row table:style-name="ro7">
          <table:table-cell office:value-type="string">
            <text:p>Pu</text:p>
          </table:table-cell>
          <table:table-cell office:value-type="string">
            <text:p>Delete</text:p>
          </table:table-cell>
          <table:table-cell/>
          <table:table-cell office:value-type="string">
            <text:p>– can only be done when not published. </text:p>
            <text:p>– When no sale, then put trash.</text:p>
            <text:p>– when no sub orders.</text:p>
            <text:p>– check for none free tickets.</text:p>
            <text:p>&gt; Removes event + stats</text:p>
          </table:table-cell>
          <table:table-cell office:value-type="string">
            <text:p>&gt; PlaceMap::delete() </text:p>
          </table:table-cell>
          <table:table-cell table:number-columns-repeated="3"/>
          <table:table-cell office:value-type="string">
            <text:p>&gt; Removes all seats</text:p>
          </table:table-cell>
          <table:table-cell/>
          <table:table-cell office:value-type="string">
            <text:p>&gt; Removes all discounts</text:p>
          </table:table-cell>
          <table:table-cell/>
        </table:table-row>
        <table:table-row table:style-name="ro8">
          <table:table-cell office:value-type="string">
            <text:p>Pu</text:p>
          </table:table-cell>
          <table:table-cell office:value-type="string">
            <text:p>ToTrash</text:p>
          </table:table-cell>
          <table:table-cell/>
          <table:table-cell office:value-type="string">
            <text:p>- when event is nosail.</text:p>
            <text:p>&gt; Event status to trash</text:p>
          </table:table-cell>
          <table:table-cell/>
          <table:table-cell office:value-type="string">
            <text:p>&gt; Categories status to trash</text:p>
          </table:table-cell>
          <table:table-cell table:number-columns-repeated="2"/>
          <table:table-cell office:value-type="string">
            <text:p>&gt; Seats status to trash</text:p>
          </table:table-cell>
          <table:table-cell office:value-type="string">
            <text:p>? Orders to trash ?</text:p>
          </table:table-cell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EmptyTrash</text:p>
          </table:table-cell>
          <table:table-cell table:style-name="Default" table:number-columns-repeated="8"/>
          <table:table-cell table:number-columns-repeated="2"/>
        </table:table-row>
        <table:table-row table:style-name="ro10">
          <table:table-cell table:style-name="ce3" office:value-type="string" table:number-columns-spanned="2" table:number-rows-spanned="1">
            <text:p>PlaceMap class:</text:p>
          </table:table-cell>
          <table:covered-table-cell/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2"/>
          <table:table-cell office:value-type="string">
            <text:p>Loads only on record inc. The venue</text:p>
          </table:table-cell>
          <table:table-cell table:number-columns-repeated="7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2"/>
          <table:table-cell office:value-type="string">
            <text:p>Loads all records inc. The venue from venue</text:p>
          </table:table-cell>
          <table:table-cell table:number-columns-repeated="7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2"/>
          <table:table-cell office:value-type="string">
            <text:p>&gt; Save Placemap</text:p>
          </table:table-cell>
          <table:table-cell table:number-columns-repeated="7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2"/>
          <table:table-cell office:value-type="string">
            <text:p>&gt; Delete placemap</text:p>
          </table:table-cell>
          <table:table-cell office:value-type="string">
            <text:p>&gt; Delete Categories</text:p>
          </table:table-cell>
          <table:table-cell office:value-type="string">
            <text:p>&gt; Delete Zones</text:p>
          </table:table-cell>
          <table:table-cell office:value-type="string">
            <text:p>&gt; Delete Parts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&gt; Copy PlaceMap</text:p>
          </table:table-cell>
          <table:table-cell office:value-type="string">
            <text:p>&gt; Copy Categories from that pm</text:p>
          </table:table-cell>
          <table:table-cell office:value-type="string">
            <text:p>&gt; Copy all Zones from that pm</text:p>
          </table:table-cell>
          <table:table-cell office:value-type="string">
            <text:p>&gt; Copy all Part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1">
          <table:table-cell table:style-name="ce3" office:value-type="string" table:number-columns-spanned="2" table:number-rows-spanned="1">
            <text:p>PMCategory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3"/>
          <table:table-cell office:value-type="string">
            <text:p>Load only one record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3"/>
          <table:table-cell office:value-type="string">
            <text:p>Load all records from that pm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event</text:p>
          </table:table-cell>
          <table:table-cell table:number-columns-repeated="3"/>
          <table:table-cell office:value-type="string">
            <text:p>Load all records from that event</text:p>
          </table:table-cell>
          <table:table-cell table:number-columns-repeated="6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Load only one record with event</text:p>
          </table:table-cell>
          <table:table-cell table:number-columns-repeated="6"/>
        </table:table-row>
        <table:table-row table:style-name="ro12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3"/>
          <table:table-cell office:value-type="string">
            <text:p>Save category </text:p>
            <text:p>– new Cat w seatNo cant set a category_size.</text:p>
          </table:table-cell>
          <table:table-cell table:number-columns-repeated="6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3"/>
          <table:table-cell office:value-type="string">
            <text:p>&gt; Delete Category</text:p>
          </table:table-cell>
          <table:table-cell/>
          <table:table-cell office:value-type="string">
            <text:p>$pmp-&gt;delete_category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Change_size</text:p>
          </table:table-cell>
          <table:table-cell table:number-columns-repeated="3"/>
          <table:table-cell office:value-type="string">
            <text:p>Cat::Increment_size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Increment_size</text:p>
          </table:table-cell>
          <table:table-cell table:number-columns-repeated="3"/>
          <table:table-cell office:value-type="string">
            <text:p>Resize the number of tickets for this category</text:p>
          </table:table-cell>
          <table:table-cell table:number-columns-repeated="6"/>
        </table:table-row>
        <table:table-row table:style-name="ro3">
          <table:table-cell office:value-type="string">
            <text:p>Pu</text:p>
          </table:table-cell>
          <table:table-cell office:value-type="string">
            <text:p>getCatnumbering</text:p>
          </table:table-cell>
          <table:table-cell table:number-columns-repeated="3"/>
          <table:table-cell office:value-type="string">
            <text:p>Load the cat_numbering type</text:p>
          </table:table-cell>
          <table:table-cell table:number-columns-repeated="6"/>
        </table:table-row>
        <table:table-row table:style-name="ro11">
          <table:table-cell table:style-name="ce3" office:value-type="string" table:number-columns-spanned="2" table:number-rows-spanned="1">
            <text:p>PMZone class:</text:p>
          </table:table-cell>
          <table:covered-table-cell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4"/>
          <table:table-cell office:value-type="string">
            <text:p>Load only one record</text:p>
          </table:table-cell>
          <table:table-cell table:number-columns-repeated="5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4"/>
          <table:table-cell office:value-type="string">
            <text:p>Load all records from that pm</text:p>
          </table:table-cell>
          <table:table-cell table:number-columns-repeated="5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4"/>
          <table:table-cell office:value-type="string">
            <text:p>Save Zone</text:p>
          </table:table-cell>
          <table:table-cell table:number-columns-repeated="5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4"/>
          <table:table-cell office:value-type="string">
            <text:p>&gt; Delete Zone</text:p>
          </table:table-cell>
          <table:table-cell office:value-type="string">
            <text:p>$pmp-&gt;delete_zone</text:p>
          </table:table-cell>
          <table:table-cell table:number-columns-repeated="4"/>
        </table:table-row>
        <table:table-row table:style-name="ro11">
          <table:table-cell table:style-name="ce3" office:value-type="string" table:number-columns-spanned="2" table:number-rows-spanned="1">
            <text:p>PmPart class:</text:p>
          </table:table-cell>
          <table:covered-table-cell table:style-name="ce9"/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5"/>
          <table:table-cell office:value-type="string">
            <text:p>load only one record</text:p>
          </table:table-cell>
          <table:table-cell table:number-columns-repeated="4"/>
        </table:table-row>
        <table:table-row table:style-name="ro1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5"/>
          <table:table-cell office:value-type="string">
            <text:p>Load all record from that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only one record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full</text:p>
          </table:table-cell>
          <table:table-cell table:number-columns-repeated="3"/>
          <table:table-cell office:value-type="string">
            <text:p>PlaceMapCategory::loadAll</text:p>
          </table:table-cell>
          <table:table-cell office:value-type="string">
            <text:p>PlaceMapZone::loadAll</text:p>
          </table:table-cell>
          <table:table-cell office:value-type="string">
            <text:p>Load all record from that pm with ort, event and pm</text:p>
          </table:table-cell>
          <table:table-cell table:number-columns-repeated="4"/>
        </table:table-row>
        <table:table-row table:style-name="ro3">
          <table:table-cell office:value-type="string">
            <text:p>St</text:p>
          </table:table-cell>
          <table:table-cell office:value-type="string">
            <text:p>loadAll_short</text:p>
          </table:table-cell>
          <table:table-cell table:number-columns-repeated="5"/>
          <table:table-cell office:value-type="string">
            <text:p>Load all Part names from that pm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5"/>
          <table:table-cell office:value-type="string">
            <text:p>Save only this record.</text:p>
          </table:table-cell>
          <table:table-cell table:number-columns-repeated="4"/>
        </table:table-row>
        <table:table-row table:style-name="ro1">
          <table:table-cell office:value-type="string">
            <text:p>Pu</text:p>
          </table:table-cell>
          <table:table-cell office:value-type="string">
            <text:p>save_original</text:p>
          </table:table-cell>
          <table:table-cell table:number-columns-repeated="5"/>
          <table:table-cell office:value-type="string">
            <text:p>Save the orginal datastructure</text:p>
          </table:table-cell>
          <table:table-cell table:number-columns-repeated="4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5"/>
          <table:table-cell office:value-type="string">
            <text:p>Delete Part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delete_zone</text:p>
          </table:table-cell>
          <table:table-cell table:number-columns-repeated="5"/>
          <table:table-cell office:value-type="string">
            <text:p>Removes all zone references from the datastruction</text:p>
          </table:table-cell>
          <table:table-cell table:number-columns-repeated="4"/>
        </table:table-row>
        <table:table-row table:style-name="ro3">
          <table:table-cell office:value-type="string">
            <text:p>Pu</text:p>
          </table:table-cell>
          <table:table-cell office:value-type="string">
            <text:p>delete_category</text:p>
          </table:table-cell>
          <table:table-cell table:number-columns-repeated="5"/>
          <table:table-cell office:value-type="string">
            <text:p>Removes all category references from the datastruction</text:p>
          </table:table-cell>
          <table:table-cell table:number-columns-repeated="4"/>
        </table:table-row>
        <table:table-row table:style-name="ro12">
          <table:table-cell office:value-type="string">
            <text:p>Pu</text:p>
          </table:table-cell>
          <table:table-cell office:value-type="string">
            <text:p>publish</text:p>
          </table:table-cell>
          <table:table-cell table:number-columns-repeated="5"/>
          <table:table-cell office:value-type="string">
            <text:p>All seat will be created. Record need to be saved after this call</text:p>
          </table:table-cell>
          <table:table-cell office:value-type="string">
            <text:p>Seat::publish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10"/>
        </table:table-row>
        <table:table-row table:style-name="ro1">
          <table:table-cell office:value-type="string">
            <text:p>St</text:p>
          </table:table-cell>
          <table:table-cell office:value-type="string">
            <text:p>clear_cache</text:p>
          </table:table-cell>
          <table:table-cell table:number-columns-repeated="5"/>
          <table:table-cell office:value-type="string">
            <text:p>&gt; Reset the expire date.</text:p>
          </table:table-cell>
          <table:table-cell table:number-columns-repeated="4"/>
        </table:table-row>
        <table:table-row table:style-name="ro13">
          <table:table-cell table:style-name="ce6" office:value-type="string" table:number-columns-spanned="2" table:number-rows-spanned="1">
            <text:p>Seat class:</text:p>
          </table:table-cell>
          <table:covered-table-cell/>
          <table:table-cell table:number-columns-repeated="10"/>
        </table:table-row>
        <table:table-row table:style-name="ro12">
          <table:table-cell/>
          <table:table-cell office:value-type="string">
            <text:p>load_pmp_all</text:p>
          </table:table-cell>
          <table:table-cell table:number-columns-repeated="5"/>
          <table:table-cell table:style-name="Default"/>
          <table:table-cell office:value-type="string">
            <text:p>Load all seats with that pmp (only the fields id, status and timestamp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ublish</text:p>
          </table:table-cell>
          <table:table-cell table:number-columns-repeated="5"/>
          <table:table-cell table:style-name="Default"/>
          <table:table-cell office:value-type="string">
            <text:p>&gt; Insert new Seat record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servate</text:p>
          </table:table-cell>
          <table:table-cell table:number-columns-repeated="5"/>
          <table:table-cell office:value-type="string">
            <text:p>PlaceMapPart::clear_cache</text:p>
            <text:p>*) see note</text:p>
          </table:table-cell>
          <table:table-cell office:value-type="string">
            <text:p>Search the seats and set the status to 'res'</text:p>
          </table:table-cell>
          <table:table-cell table:number-columns-repeated="2"/>
          <table:table-cell office:value-type="string">
            <text:p>Assume that cat's w/o numbering are not placed in a pmp</text:p>
          </table:table-cell>
        </table:table-row>
        <table:table-row table:style-name="ro12">
          <table:table-cell/>
          <table:table-cell office:value-type="string">
            <text:p>cancel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seats to status 'Free'</text:p>
            <text:p>&gt; update Stat's.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free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Load all pmp_id's for the selected seats</text:p>
            <text:p>&gt; set the seat to fre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xpire_pmp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pmp to 'free'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expire_category</text:p>
          </table:table-cell>
          <table:table-cell table:number-columns-repeated="5"/>
          <table:table-cell office:value-type="string">
            <text:p>PlaceMapPart::clear_cache</text:p>
          </table:table-cell>
          <table:table-cell office:value-type="string">
            <text:p>&gt; Set all expired res seats with category to 'free'</text:p>
          </table:table-cell>
          <table:table-cell table:number-columns-repeated="3"/>
        </table:table-row>
        <table:table-row table:style-name="ro14">
          <table:table-cell table:style-name="ce3" office:value-type="string" table:number-columns-spanned="2" table:number-rows-spanned="1">
            <text:p>Ticket class:</text:p>
          </table:table-cell>
          <table:covered-table-cell/>
          <table:table-cell table:number-columns-repeated="6"/>
          <table:table-cell table:style-name="Default"/>
          <table:table-cell table:number-columns-repeated="3"/>
        </table:table-row>
        <table:table-row table:style-name="ro12">
          <table:table-cell/>
          <table:table-cell office:value-type="string">
            <text:p>save</text:p>
          </table:table-cell>
          <table:table-cell table:number-columns-repeated="6"/>
          <table:table-cell office:value-type="string">
            <text:p>&gt; Save order info with price etc. and set status to 'com'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reserve</text:p>
          </table:table-cell>
          <table:table-cell table:number-columns-repeated="6"/>
          <table:table-cell office:value-type="string">
            <text:p>&gt; Save order info with price etc. and set status to 'resp'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reemit</text:p>
          </table:table-cell>
          <table:table-cell table:number-columns-repeated="6"/>
          <table:table-cell office:value-type="string">
            <text:p>Create a new ticket_number</text:p>
          </table:table-cell>
          <table:table-cell table:number-columns-repeated="3"/>
        </table:table-row>
        <table:table-row table:style-name="ro15">
          <table:table-cell table:style-name="ce7" office:value-type="string" table:number-columns-spanned="2" table:number-rows-spanned="1">
            <text:p>Order class:</text:p>
          </table:table-cell>
          <table:covered-table-cell table:style-name="ce10"/>
          <table:table-cell table:number-columns-repeated="10"/>
        </table:table-row>
        <table:table-row table:style-name="ro16">
          <table:table-cell/>
          <table:table-cell office:value-type="string">
            <text:p>load</text:p>
          </table:table-cell>
          <table:table-cell table:number-columns-repeated="7"/>
          <table:table-cell office:value-type="string">
            <text:p>Load only one record.</text:p>
            <text:p>– With handling when asked for.</text:p>
            <text:p>– with Tickets when asked for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oad_ext</text:p>
          </table:table-cell>
          <table:table-cell table:number-columns-repeated="7"/>
          <table:table-cell office:value-type="string">
            <text:p>Load only one record with user info.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LoadFromPaymentId</text:p>
          </table:table-cell>
          <table:table-cell table:number-columns-repeated="7"/>
          <table:table-cell office:value-type="string">
            <text:p>Load only one record for selected handling_i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_loadTickets</text:p>
          </table:table-cell>
          <table:table-cell table:number-columns-repeated="7"/>
          <table:table-cell office:value-type="string">
            <text:p>Load all seats with event, cat and plz with th asked order_id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save</text:p>
          </table:table-cell>
          <table:table-cell table:number-columns-repeated="7"/>
          <table:table-cell office:value-type="string">
            <text:p>An order can only saved once, after that you can only change statuses</text:p>
            <text:p/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ve_ful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ave_order_not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_delete_tick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heck_paymen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_delet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en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pay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reserv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t_payment_i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rve_to_ord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_reemi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tatus_ord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paymen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et_shipmen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_set_stat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Dele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Reemit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urge</text:p>
          </table:table-cell>
          <table:table-cell table:number-columns-repeated="10"/>
        </table:table-row>
        <table:table-row table:style-name="ro17" table:number-rows-repeated="65447">
          <table:table-cell table:number-columns-repeated="12"/>
        </table:table-row>
        <table:table-row table:style-name="ro17">
          <table:table-cell table:number-columns-repeated="12"/>
        </table:table-row>
      </table:table>
      <table:table table:name="Blad2" table:style-name="ta1" table:print="false">
        <table:table-column table:style-name="co12" table:default-cell-style-name="Default"/>
        <table:table-row table:style-name="ro17">
          <table:table-cell/>
        </table:table-row>
      </table:table>
      <table:table table:name="Blad3" table:style-name="ta1" table:print="false">
        <table:table-column table:style-name="co12" table:default-cell-style-name="Default"/>
        <table:table-row table:style-name="ro1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09-11-2009</text:date>, <text:time>23:18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els v/d spek</meta:initial-creator>
    <meta:creation-date>2009-11-03T11:03:30.12</meta:creation-date>
    <dc:date>2009-11-09T23:18:56.09</dc:date>
    <dc:creator>niels v/d spek</dc:creator>
    <meta:editing-duration>PT09H06M06S</meta:editing-duration>
    <meta:editing-cycles>10</meta:editing-cycles>
    <meta:generator>OpenOffice.org/3.1$Win32 OpenOffice.org_project/310m19$Build-9420</meta:generator>
    <meta:document-statistic meta:table-count="3" meta:cell-count="220" meta:object-count="0"/>
  </office:meta>
</office:document-meta>
</file>